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</text:span><text:span text:style-name="T1">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627cm" svg:y="9.3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20.4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805cm" svg:x2="35.52cm" svg:y2="20.782cm" draw:start-shape="id129" draw:start-glue-point="2" draw:end-shape="id194" draw:end-glue-point="3" svg:d="m35036 168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12-26T13:09:53</dc:date>
    <dc:creator>Tyler Hayes</dc:creator>
    <meta:editing-duration>PT7H48M30S</meta:editing-duration>
    <meta:editing-cycles>106</meta:editing-cycles>
    <meta:generator>LibreOffice/3.5$Linux_X86_64 LibreOffice_project/350m1$Build-2</meta:generator>
    <meta:document-statistic meta:object-count="495"/>
  </office:meta>
</office:document-meta>
</file>